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enieni przez najważniejsze osoby w państwie</text:p>
      <text:p text:style-name="Standard"/>
      <text:p text:style-name="Standard">Nasze zaangażowanie oraz pomysł organizacji targów rolnych przy granicy z Ukrainą doceniają najważniejsze osoby w państwie.</text:p>
      <text:p text:style-name="Standard"><text:tab/>Stanisław Sawa, pomysłodawca i organizator Agro Targów Wschód otrzymał listy od Jarosława Kaczyńskiego, Prezesa Prawa i Sprawiedliwości oraz Marka Kuchcińskiego, Marszałka Sejm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1S</meta:editing-duration>
    <meta:editing-cycles>7</meta:editing-cycles>
    <meta:generator>OpenOffice/4.1.1$Win32 OpenOffice.org_project/411m6$Build-9775</meta:generator>
    <dc:date>2018-10-02T22:21:32.48</dc:date>
    <dc:creator>Bartek Kijanka</dc:creator>
    <meta:document-statistic meta:table-count="0" meta:image-count="0" meta:object-count="0" meta:page-count="1" meta:paragraph-count="3" meta:word-count="44" meta:character-count="348"/>
    <meta:user-defined meta:name="Info 1"/>
    <meta:user-defined meta:name="Info 2"/>
    <meta:user-defined meta:name="Info 3"/>
    <meta:user-defined meta:name="Info 4"/>
  </office:meta>
</office:document-meta>
</file>